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60000002434727C6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aco, 'Andale Mono', monospace"/>
    <style:font-face style:name="Open Sans" svg:font-family="'Open Sans', sans-serif"/>
    <style:font-face style:name="Times" svg:font-family="Times"/>
    <style:font-face style:name="Times New Roman" svg:font-family="'Times New Roman'"/>
    <style:font-face style:name="monospace" svg:font-family="monospace"/>
    <style:font-face style:name="Liberation Sans" svg:font-family="'Liberation Sans'"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Times New Roman" fo:font-size="12pt"/>
    </style:style>
    <style:style style:name="P2" style:family="paragraph" style:parent-style-name="Standard">
      <style:paragraph-properties fo:line-height="100%"/>
      <style:text-properties fo:color="#000000" style:font-name="Times New Roman" fo:font-size="12pt" officeooo:rsid="000c2df3" officeooo:paragraph-rsid="000c2df3"/>
    </style:style>
    <style:style style:name="P3" style:family="paragraph" style:parent-style-name="Standard">
      <style:text-properties fo:color="#000000" style:font-name="Times New Roman" fo:font-size="16pt" fo:font-weight="bold"/>
    </style:style>
    <style:style style:name="P4" style:family="paragraph" style:parent-style-name="Standard">
      <style:paragraph-properties style:line-height-at-least="0.762cm"/>
      <style:text-properties fo:color="#000000" style:font-name="Times New Roman" fo:font-size="16pt" fo:font-weight="bold" officeooo:rsid="000c2df3" officeooo:paragraph-rsid="000c2df3"/>
    </style:style>
    <style:style style:name="P5" style:family="paragraph" style:parent-style-name="Standard">
      <style:paragraph-properties style:line-height-at-least="0.762cm"/>
      <style:text-properties fo:color="#000000" style:font-name="Times New Roman" fo:font-size="16pt" fo:font-weight="bold" officeooo:rsid="000c2df3" officeooo:paragraph-rsid="000d962b"/>
    </style:style>
    <style:style style:name="P6" style:family="paragraph" style:parent-style-name="Standard">
      <style:text-properties fo:color="#000000" style:font-name="Times" fo:font-size="12pt"/>
    </style:style>
    <style:style style:name="P7" style:family="paragraph" style:parent-style-name="Standard">
      <style:paragraph-properties style:line-height-at-least="0.762cm"/>
      <style:text-properties fo:color="#000000" style:font-name="Times" fo:font-size="12pt"/>
    </style:style>
    <style:style style:name="P8" style:family="paragraph" style:parent-style-name="Standard">
      <style:paragraph-properties style:line-height-at-least="0.762cm"/>
      <style:text-properties fo:color="#000000" style:font-name="Times" fo:font-size="12pt" officeooo:rsid="000c2df3" officeooo:paragraph-rsid="000c2df3"/>
    </style:style>
    <style:style style:name="P9" style:family="paragraph" style:parent-style-name="Standard">
      <style:text-properties fo:color="#000000" style:font-name="Times" fo:font-size="11.1999998092651pt"/>
    </style:style>
    <style:style style:name="P10" style:family="paragraph" style:parent-style-name="Standard">
      <style:text-properties fo:color="#000000" style:font-name="Times" fo:font-size="11.1999998092651pt" fo:letter-spacing="normal"/>
    </style:style>
    <style:style style:name="P11" style:family="paragraph" style:parent-style-name="Standard">
      <style:paragraph-properties fo:line-height="100%"/>
      <style:text-properties fo:font-variant="normal" fo:text-transform="none" fo:color="#000000" style:font-name="Times New Roman" fo:font-size="12pt" fo:letter-spacing="normal" fo:font-style="normal" fo:font-weight="normal" officeooo:rsid="000d962b" officeooo:paragraph-rsid="000c2df3"/>
    </style:style>
    <style:style style:name="P12" style:family="paragraph" style:parent-style-name="Standard">
      <style:paragraph-properties fo:line-height="100%"/>
      <style:text-properties fo:font-variant="normal" fo:text-transform="none" fo:color="#000000" style:font-name="Times New Roman" fo:font-size="12pt" fo:letter-spacing="normal" fo:font-style="normal" fo:font-weight="normal" officeooo:rsid="000d962b" officeooo:paragraph-rsid="000d962b"/>
    </style:style>
    <style:style style:name="P13" style:family="paragraph" style:parent-style-name="Standard">
      <style:paragraph-properties fo:margin-left="1.27cm" fo:margin-right="0cm" fo:text-indent="0cm" style:auto-text-indent="false"/>
      <style:text-properties fo:color="#000000" style:font-name="Times" fo:font-size="11.1999998092651pt"/>
    </style:style>
    <style:style style:name="P14" style:family="paragraph" style:parent-style-name="Standard">
      <style:paragraph-properties fo:margin-left="1.27cm" fo:margin-right="0cm" fo:text-indent="0cm" style:auto-text-indent="false"/>
      <style:text-properties fo:color="#000000" style:font-name="Times" fo:font-size="11.1999998092651pt" fo:letter-spacing="normal"/>
    </style:style>
    <style:style style:name="P15" style:family="paragraph" style:parent-style-name="Standard">
      <style:paragraph-properties fo:margin-left="1.27cm" fo:margin-right="0cm" fo:text-indent="0cm" style:auto-text-indent="false"/>
      <style:text-properties fo:color="#000000" style:font-name="Times" fo:font-size="12pt"/>
    </style:style>
    <style:style style:name="P16" style:family="paragraph" style:parent-style-name="Standard">
      <style:paragraph-properties style:line-height-at-least="0.762cm"/>
      <style:text-properties fo:font-variant="normal" fo:text-transform="none" fo:color="#000000" style:font-name="monospace" fo:font-size="11.25pt" fo:letter-spacing="normal" fo:font-style="normal" fo:font-weight="normal" officeooo:rsid="000c2df3" officeooo:paragraph-rsid="000c2df3"/>
    </style:style>
    <style:style style:name="P17" style:family="paragraph" style:parent-style-name="Standard">
      <style:paragraph-properties fo:line-height="100%"/>
      <style:text-properties fo:font-variant="normal" fo:text-transform="none" fo:color="#000000" style:font-name="Times New Roman" fo:font-size="12pt" fo:letter-spacing="normal" fo:font-style="normal" fo:font-weight="normal" officeooo:rsid="000d962b" officeooo:paragraph-rsid="000d962b"/>
    </style:style>
    <style:style style:name="P18" style:family="paragraph" style:parent-style-name="Standard">
      <style:paragraph-properties style:line-height-at-least="0.762cm"/>
      <style:text-properties fo:font-variant="normal" fo:text-transform="none" fo:color="#455463" style:font-name="Open Sans" fo:font-size="10.5pt" fo:letter-spacing="normal" fo:font-style="normal" fo:font-weight="normal" officeooo:rsid="000d962b" officeooo:paragraph-rsid="000c2df3"/>
    </style:style>
    <style:style style:name="P19" style:family="paragraph" style:parent-style-name="Standard">
      <style:paragraph-properties style:line-height-at-least="0.762cm"/>
      <style:text-properties fo:font-variant="normal" fo:text-transform="none" fo:color="#455463" style:font-name="Open Sans" fo:font-size="10.5pt" fo:letter-spacing="normal" fo:font-style="normal" fo:font-weight="normal" officeooo:rsid="000c2df3" officeooo:paragraph-rsid="000c2df3"/>
    </style:style>
    <style:style style:name="T1" style:family="text">
      <style:text-properties fo:letter-spacing="normal"/>
    </style:style>
    <style:style style:name="T2" style:family="text">
      <style:text-properties fo:letter-spacing="normal" fo:font-weight="bold"/>
    </style:style>
    <style:style style:name="T3" style:family="text">
      <style:text-properties fo:color="#880000" fo:letter-spacing="normal" fo:font-weight="bold"/>
    </style:style>
    <style:style style:name="T4" style:family="text">
      <style:text-properties fo:font-size="12pt" fo:letter-spacing="normal"/>
    </style:style>
    <style:style style:name="T5" style:family="text">
      <style:text-properties fo:font-size="11.1999998092651pt" fo:letter-spacing="normal"/>
    </style:style>
    <style:style style:name="T6" style:family="text">
      <style:text-properties officeooo:rsid="000c2df3"/>
    </style:style>
    <style:style style:name="T7" style:family="text">
      <style:text-properties fo:font-variant="normal" fo:text-transform="none" fo:color="#455463" style:font-name="Open Sans" fo:font-size="10.5pt" fo:letter-spacing="normal" fo:font-style="normal" fo:font-weight="normal"/>
    </style:style>
    <style:style style:name="T8" style:family="text">
      <style:text-properties fo:font-variant="normal" fo:text-transform="none" fo:color="#880000" style:font-name="monospace" fo:font-size="11.25pt" fo:letter-spacing="normal" fo:font-style="normal" fo:font-weight="normal"/>
    </style:style>
    <style:style style:name="T9" style:family="text">
      <style:text-properties fo:font-variant="normal" fo:text-transform="none" fo:color="#880000" style:font-name="monospace" fo:font-size="11.25pt" fo:letter-spacing="normal" fo:font-style="normal" fo:font-weight="bold"/>
    </style:style>
    <style:style style:name="T10" style:family="text">
      <style:text-properties fo:font-variant="normal" fo:text-transform="none" style:font-name="monospace" fo:font-size="11.25pt" fo:letter-spacing="normal" fo:font-style="normal"/>
    </style:style>
    <style:style style:name="T11" style:family="text">
      <style:text-properties fo:font-variant="normal" fo:text-transform="none" style:font-name="monospace" fo:font-size="11.25pt" fo:letter-spacing="normal" fo:font-style="normal" fo:font-weight="normal"/>
    </style:style>
    <style:style style:name="T12" style:family="text">
      <style:text-properties fo:font-variant="normal" fo:text-transform="none" style:font-name="monospace" fo:font-size="11.25pt" fo:letter-spacing="normal" fo:font-style="normal" fo:font-weight="bold"/>
    </style:style>
    <style:style style:name="T13" style:family="text">
      <style:text-properties fo:font-variant="normal" fo:text-transform="none" fo:letter-spacing="normal"/>
    </style:style>
    <style:style style:name="T14" style:family="text">
      <style:text-properties fo:font-variant="normal" fo:text-transform="none" fo:color="#888888" style:font-name="monospace" fo:font-size="11.25pt" fo:letter-spacing="normal" fo:font-style="normal" fo:font-weight="normal"/>
    </style:style>
    <style:style style:name="T15" style:family="text">
      <style:text-properties fo:font-variant="normal" fo:text-transform="none" style:font-name="Open Sans" fo:font-size="10.5pt" fo:letter-spacing="normal" fo:font-style="normal" fo:font-weight="normal"/>
    </style:style>
    <style:style style:name="T16" style:family="text">
      <style:text-properties officeooo:rsid="000e47e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réation et Utilisation des scripts</text:p>
      <text:p text:style-name="P1"/>
      <text:p text:style-name="P1">Le comporte<text:span text:style-name="T16">ment</text:span> des GameObjects sont contrôlés par les composants qui leur sont attachés.</text:p>
      <text:p text:style-name="P1"/>
      <text:p text:style-name="P1">Bien que les composants intégrés d'Unity puissent être très polyvalent,Vous pourrez allez au-delà de qu'ils peuvent fournir pour mettre en oeuvre vos propres éléments de gameplay.</text:p>
      <text:p text:style-name="P1"/>
      <text:p text:style-name="P1">Unity vous permet de créer vos propre composants en utilisant des scripts.</text:p>
      <text:p text:style-name="P1">Ceux-ci vous permettent de déclencher des événements de jeu, modifier les propriétés des composants dans le temps et répondre aux interactions de l'utilisateur de la manière que vous aimez.</text:p>
      <text:p text:style-name="P1"/>
      <text:p text:style-name="P1">Unity supporte deux langages de programmations nativement:</text:p>
      <text:p text:style-name="P1"/>
      <text:p text:style-name="P1">C# (prononcé C-sharp) un standard dans l’industrie, c’est un langage similaire à Java ou C++;</text:p>
      <text:p text:style-name="P1">UnityScript, un langage créé spécialement pour être utilisé avec Unity et semblable à Javascript</text:p>
      <text:p text:style-name="P1"/>
      <text:p text:style-name="P1">En plus de ceux-ci, beaucoup d’autre langage peuvent être utilisé, comme .NET si ils peuvent compiler une DLL compatible, voir ici (<text:a xlink:type="simple" xlink:href="http://docs.unity3d.com/Manual/UsingDLL.html" text:style-name="Internet_20_link" text:visited-style-name="Visited_20_Internet_20_Link">http://docs.unity3d.com/Manual/UsingDLL.html</text:a>) plus plus de détails.</text:p>
      <text:p text:style-name="P1"/>
      <text:p text:style-name="P1">Apprendre l’art de la programmation et utiliser ces langages particuliers est au delà de la portée de cette introduction. Cependant il y a beaucoup de livre, tutoriels et d’autres ressources pour apprendre à programmer avec Unity, Vous pouvez voir la section apprentissage (<text:a xlink:type="simple" xlink:href="http://unity3d.com/learn" text:style-name="Internet_20_link" text:visited-style-name="Visited_20_Internet_20_Link">http://unity3d.com/learn</text:a>) de notre site pour plus de détails.</text:p>
      <text:p text:style-name="P1"/>
      <text:p text:style-name="P3">La création de scripts</text:p>
      <text:p text:style-name="P1"/>
      <text:p text:style-name="P1">Contrairement aux autres « assets » les scripts sont habituellement créer directement dans Unity. Vous pouvez créer un nouveau script depuis « Create menu » en haut à gauche du « project panel » ou en sélectionnant « asset &gt; Create &gt; C# Script (or Javascript) depuis le menu principal.</text:p>
      <text:p text:style-name="P1"/>
      <text:p text:style-name="P1">C’est une bonne idée d’entrée le nom du nouveau script à ce moment plutôt que de l’éditer plus tard. Le nom que vous entrée est utilisé pour la création du texte initial à l’intérieur du fichier. comme décrit ci-dessous.</text:p>
      <text:p text:style-name="P1"/>
      <text:p text:style-name="P3">Anatomie d'un fichier script</text:p>
      <text:p text:style-name="P1"/>
      <text:p text:style-name="P1">Quand vous double-cliquez sur un élément de script dans Unity, il sera ouvert dans un éditeur de texte. Par défaut, Unity utilisera MonoDevelop, mais vous pouvez sélectionner l'éditeur que vous voulez depuis le panneau « External Tools » dans les préférences d'Unity.</text:p>
      <text:p text:style-name="P6"/>
      <text:p text:style-name="P1">Le contenu initial du fichier ressemblera à quelque chose comme ça : </text:p>
      <text:p text:style-name="P6"/>
      <text:p text:style-name="P6"/>
      <text:p text:style-name="P6"/>
      <text:p text:style-name="P6"/>
      <text:p text:style-name="P6"/>
      <text:p text:style-name="P6"/>
      <text:p text:style-name="P6"/>
      <text:p text:style-name="P6"/>
      <text:p text:style-name="P10"><text:soft-page-break/>using UnityEngine; </text:p>
      <text:p text:style-name="P10">using System.Collections; </text:p>
      <text:p text:style-name="P9"><text:span text:style-name="T1">public </text:span><text:span text:style-name="T2">class</text:span><text:span text:style-name="T1"> </text:span><text:span text:style-name="T3">MainPlayer</text:span><text:span text:style-name="T1"> :</text:span><text:span text:style-name="T4"> </text:span><text:span text:style-name="T1">MonoBehaviour { </text:span></text:p>
      <text:p text:style-name="P6"/>
      <text:p text:style-name="P13"><text:span text:style-name="T1">// Use this </text:span><text:span text:style-name="T2">for</text:span><text:span text:style-name="T4"> </text:span><text:span text:style-name="T1">initialization </text:span></text:p>
      <text:p text:style-name="P14">void Start () { </text:p>
      <text:p text:style-name="P15"/>
      <text:p text:style-name="P14">} </text:p>
      <text:p text:style-name="P15"/>
      <text:p text:style-name="P13"><text:span text:style-name="T1">// Update </text:span><text:span text:style-name="T2">is</text:span><text:span text:style-name="T4"> </text:span><text:span text:style-name="T1">called once per frame </text:span></text:p>
      <text:p text:style-name="P14">void Update () { </text:p>
      <text:p text:style-name="P15"/>
      <text:p text:style-name="P14">} </text:p>
      <text:p text:style-name="P15"/>
      <text:p text:style-name="P6"><text:span text:style-name="T5">}</text:span> </text:p>
      <text:p text:style-name="P6"/>
      <text:p text:style-name="P1">Un script permet la connexion avec le fonctionnement interne d'Unity en mettant en œuvre une classe qui dérive de la classe intégrée appelée MonoBehaviour. Vous pouvez pensez qu'une classe est un genre de modèle pour la création d'un nouveau type de composants qui peut être attaché à « GameObject ». Chaque fois que vous attaché un composant script à un GameObject, il crée une nouvelle instance de l'objet défini par le modèle. Le nom de la classe est tiré du nom que vous avez indiqué lorsque le fichier a été créé. La nom de la classe et le nom du fichier doivent être les mêmes pour permettre au composant script d'être attaché à un GameObject.</text:p>
      <text:p text:style-name="P6"/>
      <text:p text:style-name="P1">Les principales choses à noter, cependant, <text:s/>sont les 2 fonctions définies dans la classe, La fonction « Update » est appelé à chaque nouvelle image, à chaque nouvelle frame le GameObject sera mis à jour. Cette puissance inclus le mouvement, <text:s/>les actions de déclenchements et les réponse de l’entrée utilisateur, en fait tout se qui doit être traité dans le temps pendant la scène de jeu. Pour permettre le fonctionnement de la fonction « update », il est souvent utile de pouvoir utiliser des variables, lire les préférences et créer les connections avec les autres GameObject avant toute action de jeu. La fonction « Start » est appelée par Unity avant le début de la partie (avant que la fonction « Update » ne soit appelée pour la première fois) et c’est une place idéal pour tout initialiser. </text:p>
      <text:p text:style-name="P7"/>
      <text:p text:style-name="P2">Note pour les programmeurs expérimentés, vous pouvez être suprris que l'initalisation d'un objet n'est pas fait en utilisant la fonction de construction. C'est parce que la construction des objets est assurée par l'editeur et n'a pas lieu au début du lancement de la scene. Si vous essayez de définir un constructeur pour un script, il s'interfacera avec le fonctionnement normal d'Unity et peut causer de graves problemes avec le projet.</text:p>
      <text:p text:style-name="P7"/>
      <text:p text:style-name="P8">Un script Unity fonctionne un peu différement d'un script C# :</text:p>
      <text:p text:style-name="P16">#pragma strict </text:p>
      <text:p text:style-name="P8"><text:span text:style-name="T12">function</text:span><text:span text:style-name="T11"> </text:span><text:span text:style-name="T9">Start</text:span><text:span text:style-name="T11"> () {</text:span><text:span text:style-name="T13"> </text:span></text:p>
      <text:p text:style-name="P16">} </text:p>
      <text:p text:style-name="P16"/>
      <text:p text:style-name="P8"><text:span text:style-name="T12">function</text:span><text:span text:style-name="T11"> </text:span><text:span text:style-name="T9">Update</text:span><text:span text:style-name="T11"> () {</text:span></text:p>
      <text:p text:style-name="P8"><text:span text:style-name="T11">}</text:span> </text:p>
      <text:p text:style-name="P11"><text:soft-page-break/>Ici, la fonction « Start » et « Update » ont le meme sens mais la classe n'est pas éxplicitement déclarée. Le script lui-même est chargé de définir la classe ; il sera implicitement dérivé de MonoBehaviour et prend sont nom depuis le nom du fichier d'u script</text:p>
      <text:p text:style-name="P8"/>
      <text:p text:style-name="P4">Command d'un GameObjet</text:p>
      <text:p text:style-name="P4"/>
      <text:p text:style-name="P11">Comme indiqué plus haut, un script définie juste un modèle pour un composant et ainsi rien du code ne sera activé tant qu'une instance du script ne sera pas attaché à un GameObjet. Vous pouvez attache un script en glissant déposant le script sur un GameObjet dans le panneau « hierarchy » ou le panneau « inspector » du GameObjet actuellement selectionné. Il y aussi un sous menu script sur le menu « Component » qui contiendra tout les scripts disponible dans le projet, incluant ceux que vous avez crée vous-même. L'instance d'un script ressemble à n'important qu'elle composant de l'inspecteur (inspector).</text:p>
      <text:p text:style-name="P18"><draw:frame draw:style-name="fr1" draw:name="Image1" text:anchor-type="paragraph" svg:width="6.509cm" svg:height="0.953cm" draw:z-index="0"><draw:image xlink:href="Pictures/10000000000000F60000002434727C67.png" xlink:type="simple" xlink:show="embed" xlink:actuate="onLoad"/></draw:frame></text:p>
      <text:p text:style-name="P18"/>
      <text:p text:style-name="P12">Une fois fixé, le script va commencer quand vous allez presser le bouton « play ». Vous pouvez vérifier ça par l'ajout de ce code dans la fonction « Start »</text:p>
      <text:p text:style-name="P19"/>
      <text:p text:style-name="P5"><text:span text:style-name="T14">// Use this for initialization</text:span><text:span text:style-name="T15"> </text:span></text:p>
      <text:p text:style-name="P5"><text:span text:style-name="T10">void</text:span><text:span text:style-name="T15"> </text:span><text:span text:style-name="T11">Start () {</text:span></text:p>
      <text:p text:style-name="P5"><text:span text:style-name="T11"><text:tab/>Debug.Log(</text:span><text:span text:style-name="T8">"I am alive!"</text:span><text:span text:style-name="T11">); </text:span></text:p>
      <text:p text:style-name="P5"><text:span text:style-name="T11">}</text:span><text:span text:style-name="T7"> </text:span></text:p>
      <text:p text:style-name="P19"/>
      <text:p text:style-name="P12">Debug,Log est une commande simple qui affiche un message dans la sortie console d'Unity. Si vous pressez « Play » maintenant, vous allez voir le message dans le bas de la fenetre d'Unity et dans la fenetre console (menu:Window &gt; Consol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Monaco, 'Andale Mono', monospace"/>
    <style:font-face style:name="Open Sans" svg:font-family="'Open Sans', sans-serif"/>
    <style:font-face style:name="Times" svg:font-family="Times"/>
    <style:font-face style:name="Times New Roman" svg:font-family="'Times New Roman'"/>
    <style:font-face style:name="monospace" svg:font-family="monospace"/>
    <style:font-face style:name="Liberation Sans" svg:font-family="'Liberation Sans'"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0.3$Windows_x86 LibreOffice_project/de093506bcdc5fafd9023ee680b8c60e3e0645d7</meta:generator>
    <dc:date>2015-05-27T11:11:01.509000000</dc:date>
    <meta:editing-duration>PT14M52S</meta:editing-duration>
    <meta:editing-cycles>2</meta:editing-cycles>
    <meta:document-statistic meta:table-count="0" meta:image-count="1" meta:object-count="0" meta:page-count="3" meta:paragraph-count="44" meta:word-count="965" meta:character-count="5794" meta:non-whitespace-character-count="4851"/>
  </office:meta>
</office:document-meta>
</file>